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942a5" officeooo:paragraph-rsid="000942a5"/>
    </style:style>
    <style:style style:name="P2" style:family="paragraph" style:parent-style-name="Standard">
      <style:text-properties fo:font-size="14pt" officeooo:rsid="000942a5" officeooo:paragraph-rsid="000942a5" style:font-size-asian="12.25pt" style:font-size-complex="14pt"/>
    </style:style>
    <style:style style:name="P3" style:family="paragraph" style:parent-style-name="Standard">
      <style:text-properties officeooo:rsid="000bb8cc" officeooo:paragraph-rsid="000bb8cc"/>
    </style:style>
    <style:style style:name="P4" style:family="paragraph" style:parent-style-name="Standard">
      <style:text-properties officeooo:rsid="000efdf9" officeooo:paragraph-rsid="000efdf9"/>
    </style:style>
    <style:style style:name="P5" style:family="paragraph" style:parent-style-name="Standard">
      <style:text-properties officeooo:rsid="001158ab" officeooo:paragraph-rsid="001158ab"/>
    </style:style>
    <style:style style:name="P6" style:family="paragraph" style:parent-style-name="Standard">
      <style:text-properties officeooo:rsid="001158ab" officeooo:paragraph-rsid="0026ce28"/>
    </style:style>
    <style:style style:name="P7" style:family="paragraph" style:parent-style-name="Standard">
      <style:text-properties officeooo:rsid="0012a6f1" officeooo:paragraph-rsid="0012a6f1"/>
    </style:style>
    <style:style style:name="P8" style:family="paragraph" style:parent-style-name="Standard">
      <style:text-properties officeooo:rsid="0012e20d" officeooo:paragraph-rsid="0012e20d"/>
    </style:style>
    <style:style style:name="P9" style:family="paragraph" style:parent-style-name="Standard">
      <style:text-properties officeooo:rsid="0014e56d" officeooo:paragraph-rsid="0014e56d"/>
    </style:style>
    <style:style style:name="P10" style:family="paragraph" style:parent-style-name="Standard">
      <style:text-properties officeooo:rsid="00160221" officeooo:paragraph-rsid="00160221"/>
    </style:style>
    <style:style style:name="P11" style:family="paragraph" style:parent-style-name="Standard">
      <style:text-properties fo:font-size="12pt" officeooo:rsid="0012a6f1" officeooo:paragraph-rsid="002fad2e" style:font-size-asian="12pt" style:font-size-complex="12pt"/>
    </style:style>
    <style:style style:name="P12" style:family="paragraph" style:parent-style-name="Standard">
      <style:text-properties fo:font-size="12pt" officeooo:rsid="0019e15d" officeooo:paragraph-rsid="0019e15d" style:font-size-asian="12pt" style:font-size-complex="12pt"/>
    </style:style>
    <style:style style:name="P13" style:family="paragraph" style:parent-style-name="Standard">
      <style:text-properties fo:font-size="12pt" officeooo:rsid="002fad2e" officeooo:paragraph-rsid="002fad2e" style:font-size-asian="12pt" style:font-size-complex="12pt"/>
    </style:style>
    <style:style style:name="P14" style:family="paragraph" style:parent-style-name="Standard">
      <style:text-properties fo:font-size="12pt" officeooo:rsid="0018d5b3" officeooo:paragraph-rsid="0018d5b3" style:font-size-asian="12pt" style:font-size-complex="12pt"/>
    </style:style>
    <style:style style:name="P15" style:family="paragraph" style:parent-style-name="Standard">
      <style:text-properties fo:font-size="12pt" officeooo:rsid="0018d5b3" officeooo:paragraph-rsid="0019e15d" style:font-size-asian="12pt" style:font-size-complex="12pt"/>
    </style:style>
    <style:style style:name="P16" style:family="paragraph" style:parent-style-name="Standard">
      <style:text-properties fo:font-size="12pt" fo:font-weight="bold" officeooo:rsid="0012a6f1" officeooo:paragraph-rsid="0012a6f1" style:font-size-asian="12pt" style:font-weight-asian="bold" style:font-size-complex="12pt" style:font-weight-complex="bold"/>
    </style:style>
    <style:style style:name="P17" style:family="paragraph" style:parent-style-name="Standard">
      <style:text-properties officeooo:rsid="001fe98d" officeooo:paragraph-rsid="001fe98d"/>
    </style:style>
    <style:style style:name="P18" style:family="paragraph" style:parent-style-name="Standard">
      <style:text-properties officeooo:rsid="001fe98d" officeooo:paragraph-rsid="00231aa5"/>
    </style:style>
    <style:style style:name="P19" style:family="paragraph" style:parent-style-name="Standard">
      <style:text-properties fo:font-weight="bold" officeooo:rsid="0012a6f1" officeooo:paragraph-rsid="0012a6f1" style:font-weight-asian="bold" style:font-weight-complex="bold"/>
    </style:style>
    <style:style style:name="P20" style:family="paragraph" style:parent-style-name="Standard">
      <style:text-properties fo:font-weight="bold" officeooo:rsid="0012e20d" officeooo:paragraph-rsid="0012e20d" style:font-weight-asian="bold" style:font-weight-complex="bold"/>
    </style:style>
    <style:style style:name="P21" style:family="paragraph" style:parent-style-name="Standard">
      <style:text-properties fo:font-weight="bold" officeooo:rsid="002145ca" officeooo:paragraph-rsid="001fe98d" style:font-weight-asian="bold" style:font-weight-complex="bold"/>
    </style:style>
    <style:style style:name="P22" style:family="paragraph" style:parent-style-name="Standard">
      <style:text-properties fo:font-weight="bold" officeooo:rsid="002145ca" officeooo:paragraph-rsid="0012e20d" style:font-weight-asian="bold" style:font-weight-complex="bold"/>
    </style:style>
    <style:style style:name="P23" style:family="paragraph" style:parent-style-name="Standard">
      <style:text-properties officeooo:rsid="003819c0" officeooo:paragraph-rsid="003819c0"/>
    </style:style>
    <style:style style:name="P24" style:family="paragraph" style:parent-style-name="Standard">
      <style:text-properties officeooo:rsid="003c8469" officeooo:paragraph-rsid="000942a5"/>
    </style:style>
    <style:style style:name="P25" style:family="paragraph" style:parent-style-name="Standard">
      <style:text-properties fo:font-size="16pt" fo:font-weight="bold" officeooo:rsid="000942a5" officeooo:paragraph-rsid="000a5f5f" style:font-size-asian="16pt" style:font-weight-asian="bold" style:font-size-complex="16pt" style:font-weight-complex="bold"/>
    </style:style>
    <style:style style:name="P26" style:family="paragraph" style:parent-style-name="Standard">
      <style:text-properties officeooo:rsid="00143f86" officeooo:paragraph-rsid="00143f86"/>
    </style:style>
    <style:style style:name="P27" style:family="paragraph" style:parent-style-name="Standard">
      <style:text-properties officeooo:rsid="001808af" officeooo:paragraph-rsid="001808af"/>
    </style:style>
    <style:style style:name="P28" style:family="paragraph" style:parent-style-name="Standard">
      <style:text-properties officeooo:rsid="00124cb4" officeooo:paragraph-rsid="00124cb4"/>
    </style:style>
    <style:style style:name="P29" style:family="paragraph" style:parent-style-name="Standard">
      <style:text-properties officeooo:rsid="001fe98d" officeooo:paragraph-rsid="001fe98d"/>
    </style:style>
    <style:style style:name="T1" style:family="text">
      <style:text-properties officeooo:rsid="000a5f5f"/>
    </style:style>
    <style:style style:name="T2" style:family="text">
      <style:text-properties officeooo:rsid="0012e20d"/>
    </style:style>
    <style:style style:name="T3" style:family="text">
      <style:text-properties officeooo:rsid="001549eb"/>
    </style:style>
    <style:style style:name="T4" style:family="text">
      <style:text-properties officeooo:rsid="00160221"/>
    </style:style>
    <style:style style:name="T5" style:family="text">
      <style:text-properties officeooo:rsid="0017e35c"/>
    </style:style>
    <style:style style:name="T6" style:family="text">
      <style:text-properties officeooo:rsid="001c93e2"/>
    </style:style>
    <style:style style:name="T7" style:family="text">
      <style:text-properties officeooo:rsid="001ddc37"/>
    </style:style>
    <style:style style:name="T8" style:family="text">
      <style:text-properties officeooo:rsid="001e187a"/>
    </style:style>
    <style:style style:name="T9" style:family="text">
      <style:text-properties officeooo:rsid="001f00c6"/>
    </style:style>
    <style:style style:name="T10" style:family="text">
      <style:text-properties officeooo:rsid="00231aa5"/>
    </style:style>
    <style:style style:name="T11" style:family="text">
      <style:text-properties officeooo:rsid="002381eb"/>
    </style:style>
    <style:style style:name="T12" style:family="text">
      <style:text-properties officeooo:rsid="00251042"/>
    </style:style>
    <style:style style:name="T13" style:family="text">
      <style:text-properties officeooo:rsid="0027b2e0"/>
    </style:style>
    <style:style style:name="T14" style:family="text">
      <style:text-properties officeooo:rsid="002b06b5"/>
    </style:style>
    <style:style style:name="T15" style:family="text">
      <style:text-properties officeooo:rsid="002cbee2"/>
    </style:style>
    <style:style style:name="T16" style:family="text">
      <style:text-properties officeooo:rsid="002dd3ef"/>
    </style:style>
    <style:style style:name="T17" style:family="text">
      <style:text-properties officeooo:rsid="00314386"/>
    </style:style>
    <style:style style:name="T18" style:family="text">
      <style:text-properties officeooo:rsid="00327cfd"/>
    </style:style>
    <style:style style:name="T19" style:family="text">
      <style:text-properties officeooo:rsid="00337b53"/>
    </style:style>
    <style:style style:name="T20" style:family="text">
      <style:text-properties officeooo:rsid="003819c0"/>
    </style:style>
    <style:style style:name="T21" style:family="text">
      <style:text-properties officeooo:rsid="003a6bc5"/>
    </style:style>
    <style:style style:name="T22" style:family="text">
      <style:text-properties officeooo:rsid="003ce3f7"/>
    </style:style>
    <style:style style:name="T23" style:family="text">
      <style:text-properties fo:font-weight="bold" style:font-weight-asian="bold" style:font-weight-complex="bold"/>
    </style:style>
    <style:style style:name="T24" style:family="text">
      <style:text-properties fo:font-weight="bold" officeooo:rsid="001e187a" style:font-weight-asian="bold" style:font-weight-complex="bold"/>
    </style:style>
    <style:style style:name="T25"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Lastenheft / <text:span text:style-name="T22">Pflichtenheft</text:span> für das Abschlussprojekt </text:p>
      <text:p text:style-name="P25"><text:span text:style-name="T1">an der</text:span> HBFSWI Saarbrücken</text:p>
      <text:p text:style-name="P2"/>
      <text:p text:style-name="P2">Thema: Orderbuch-Simulation</text:p>
      <text:p text:style-name="P1"><text:span text:style-name="T1">von </text:span>Moritz Kolb</text:p>
      <text:p text:style-name="P1">Klasse: WI24ZI</text:p>
      <text:p text:style-name="P1">Abschlussjahr: 2026</text:p>
      <text:p text:style-name="P24"/>
      <text:p text:style-name="P5">In jedem Finanzmarkt auf der Welt, wird ein so genanntes Orderbuch verwendet welches die Angebote und Anf<text:span text:style-name="T12">ragen</text:span> der Marktteilnehmer auflistet und miteinander verrechnet.</text:p>
      <text:p text:style-name="P6">Die so genannten “Orders” werden im Orderbuch gespeichert und zu jedem Zeitpunkt ist das Orderbuch auf dem Stand der aktuellen Intessen der Käufer und Verkäufer.</text:p>
      <text:p text:style-name="P5">Jede Order besteht aus einer Menge des jeweiligen gehandelten Wertes, sowie einem festen Preis welche<text:span text:style-name="T13">n</text:span> der H<text:span text:style-name="T6">ä</text:span>ndler bereit ist, dafür zu zahlen.</text:p>
      <text:p text:style-name="P5">Bei Verkäufern legt die Order fest, zu welchem minimalen Preis, der Händler bereit ist zu verkaufen, während es sich bei Käufern um den maximalen Preis handelt, den der Käufer breit ist zu bezahlen.</text:p>
      <text:p text:style-name="P5">Die Ein- und Verkaufsanweisungen im Orderbuch werden systematisch verrechnet und die besten Angebote bestimm<text:span text:style-name="T14">en</text:span> den <text:s/>Preis, zu <text:span text:style-name="T14">dem de</text:span><text:span text:style-name="T20">s</text:span><text:span text:style-name="T14"> </text:span><text:span text:style-name="T15">jeweilige Gut des Marktes</text:span> gerade gehandelt wird, also den jetzigen Preis des zugrundeliegenden Handelsgutes.</text:p>
      <text:p text:style-name="P23">Eine Software welche diesen Prozess simuliert wäre interessant für Lehrtätigkeiten oder Forschung um die zugrundeliegenden Prozessen bei der Preisentstehung besser verstehen und erklären zu können.</text:p>
      <text:p text:style-name="P5"/>
      <text:p text:style-name="P27"><text:span text:style-name="T25">IST-SITUATION:</text:span></text:p>
      <text:p text:style-name="P14">Eine Bank welche die Geld anlagen ihrer Kunden möglichst effektiv anzulgenen versucht, benutzt ein Programm welches die Märkte auf Investitionsmöglichkeiten untersucht.</text:p>
      <text:p text:style-name="P14">Die Bank investiert in Märkte deren aktueller Preis höher liegt als der Durschnittspreis der letzen 50 Tage.</text:p>
      <text:p text:style-name="P14"><text:span text:style-name="T16">Zum testen ob das Programm in der Zukunf</text:span><text:span text:style-name="T21">t und</text:span><text:span text:style-name="T16"> im Live-Betrieb fehlerfrei funktioniert </text:span>müssen Unit-Tests geschrieben werden, <text:span text:style-name="T16">welche dies sicherstellen.</text:span></text:p>
      <text:p text:style-name="P12">Diese Unit-Tests benötigen viele Daten um möglichst alle Testszenatien abzudecken.</text:p>
      <text:p text:style-name="P15">Reale digitale Daten zu Finanzmärkten sind <text:span text:style-name="T7">in ihrer Anzahl sehr </text:span>begrenzt und oft teuer, eine Lösung ist die künstliche erzeugung von Preisdaten mit der Hilfe eines Computerprogrammes welches einen Markt simuliert.</text:p>
      <text:p text:style-name="P28"><text:span text:style-name="T23"/></text:p>
      <text:p text:style-name="P28"><text:span text:style-name="T23">SOLL-SITUATION:</text:span></text:p>
      <text:p text:style-name="P16">Funktionale Anforderungen:</text:p>
      <text:p text:style-name="P11">Die Software soll es ermgöglichen einen Markt anhand vorher festgelegter Parameter zu simulieren</text:p>
      <text:p text:style-name="P13">dabei sollen folgende Einstellungen getroffen werden können:</text:p>
      <text:p text:style-name="P7">- Anzahl <text:span text:style-name="T17">an Verkäufern und Käufern</text:span></text:p>
      <text:p text:style-name="P7">- Risikobereitschaft der Marktteilnehmer</text:p>
      <text:p text:style-name="P7">- der minimale bzw. maximale Preis zu welchem gehandelt wird</text:p>
      <text:p text:style-name="P7">- die Geschwindigkeit mit welcher sich der Markt entwickelt</text:p>
      <text:p text:style-name="P7">- der Zustand des Systems soll nach einem Absturz wiederhergestellt werden können</text:p>
      <text:p text:style-name="P7"/>
      <text:p text:style-name="P19">- eine interaktive Benutzeroberfläche (UI) welche</text:p>
      <text:p text:style-name="P7">- die oben angegebenen Parameter benutzerfreundlich einstellen lässt</text:p>
      <text:p text:style-name="P7">- eine Visualisierung des a<text:span text:style-name="T2">ktuellen Zus</text:span>tandes des Orderbuchs sowie eine</text:p>
      <text:p text:style-name="P7">- <text:span text:style-name="T18">A</text:span>ufzeichnung des daraus entstandenen Preises in Form eines Graphen</text:p>
      <text:p text:style-name="P7"><text:soft-page-break/>- <text:span text:style-name="T2">der Graph soll auf X sowie Y Achse verschoben werden können und mit dem Mausrad skalierbar</text:span></text:p>
      <text:p text:style-name="P7"/>
      <text:p text:style-name="P19">Nicht-Funktionale Anforderungen:</text:p>
      <text:p text:style-name="P7">- <text:span text:style-name="T2">alle Transaktionen werden in einer Datenbank auf einem zentralen Server gespeichert</text:span></text:p>
      <text:p text:style-name="P7">- <text:span text:style-name="T2">die Benutzeroberfläche soll leicht verständlich sein</text:span></text:p>
      <text:p text:style-name="P7">- <text:span text:style-name="T2">die Benutzeroberfläche soll visuell ansprechend und dynamisch sein, sodass Intesse geweckt wird</text:span></text:p>
      <text:p text:style-name="P7"/>
      <text:p text:style-name="P20">Schnittstellen:</text:p>
      <text:p text:style-name="P8">-Postgess SQL(PSQL) Datenbank für das effiziente Speichern und Laden der ausgeführten Transaktionen.</text:p>
      <text:p text:style-name="P20"/>
      <text:p text:style-name="P26"><text:span text:style-name="T23">Risik</text:span><text:span text:style-name="T24">en</text:span><text:span text:style-name="T23">:</text:span></text:p>
      <text:p text:style-name="P9">Ein realistisches R<text:span text:style-name="T3">isiko</text:span> ist, dass ein Orderbuch alleine nicht ausreicht um die für einen Markt klassischen Muster zu generieren, da das Model nicht alle Faktoren miteinbezieht.</text:p>
      <text:p text:style-name="P10">Eine alternative wäre das <text:span text:style-name="T5">E</text:span>inbinden eines tatsächlichen Orderbuches über die jeweilige API-Schnittstelle des Marktes, um sicher zu stellen, dass das Programm realistische Daten erhällt.</text:p>
      <text:p text:style-name="P10"/>
      <text:p text:style-name="P17"><text:span text:style-name="T25">Abnahmekriterien:</text:span></text:p>
      <text:p text:style-name="P21">-Muss Kriterien:</text:p>
      <text:p text:style-name="P18">- <text:span text:style-name="T10">funktionales und realitätsgetreue Berechnung des Orderbuchs</text:span></text:p>
      <text:p text:style-name="P18">- <text:span text:style-name="T10">visualisierung des Orderbuchs sowie des aktuellen Preises</text:span></text:p>
      <text:p text:style-name="P18">- <text:span text:style-name="T10">Benutzereinstellungen für die Preisgenerierung</text:span></text:p>
      <text:p text:style-name="P17">- <text:span text:style-name="T10">automatische Speicherung der Transaktionen in einer Datenbank</text:span></text:p>
      <text:p text:style-name="P17">- <text:span text:style-name="T19">alle in den Funktionalen Anforderungen beschriebenen Anwendungsfälle mindestens einen Testlauf erfolgreich abgeschlossen haben.</text:span></text:p>
      <text:p text:style-name="P8"/>
      <text:p text:style-name="P22">-Kann Kriterien:</text:p>
      <text:p text:style-name="P8">- <text:span text:style-name="T11">Benutzer können selbst am simulierten Markt Ein- und Verkaufen</text:span></text:p>
      <text:p text:style-name="P8">- <text:span text:style-name="T11">Ein Werkzeug welches erlaubt Makierungen oder Linien im Preisgraph zu plazieren</text:span></text:p>
      <text:p text:style-name="P5"/>
      <text:p text:style-name="P5"><text:s/></text:p>
      <text:p text:style-name="P5"/>
      <text:p text:style-name="P4"><text:s/></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02T23:54:46.293943164</dc:date>
    <meta:editing-duration>PT4H5M28S</meta:editing-duration>
    <meta:editing-cycles>54</meta:editing-cycles>
    <meta:generator>LibreOffice/7.4.7.2$Linux_X86_64 LibreOffice_project/40$Build-2</meta:generator>
    <meta:document-statistic meta:table-count="0" meta:image-count="0" meta:object-count="0" meta:page-count="2" meta:paragraph-count="53" meta:word-count="562" meta:character-count="4124" meta:non-whitespace-character-count="3609"/>
  </office:meta>
</office:document-meta>
</file>